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85d7" officeooo:paragraph-rsid="001285d7"/>
    </style:style>
    <style:style style:name="P2" style:family="paragraph" style:parent-style-name="Standard">
      <style:paragraph-properties fo:text-align="justify" style:justify-single-word="false"/>
      <style:text-properties officeooo:rsid="00129686" officeooo:paragraph-rsid="001296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int à améliorer pour l’agenda</text:p>
      <text:p text:style-name="P2">1) Améliorer le design CSS = Lellouche et nadjar</text:p>
      <text:p text:style-name="P2">2) Ajouter les options : Ajouter, modifier, supprimer un evenement = Raphael Athlan</text:p>
      <text:p text:style-name="P2">3) Creer une BDD : Avraham et raphael Cohen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15:40:53.066000000</meta:creation-date>
    <dc:date>2024-12-17T16:17:02.310000000</dc:date>
    <meta:editing-duration>PT36M10S</meta:editing-duration>
    <meta:editing-cycles>2</meta:editing-cycles>
    <meta:generator>LibreOffice/7.6.4.1$Windows_X86_64 LibreOffice_project/e19e193f88cd6c0525a17fb7a176ed8e6a3e2aa1</meta:generator>
    <meta:print-date>2024-12-23T17:57:09.966000000</meta:print-date>
    <meta:printed-by>Fichiers PDF</meta:printed-by>
    <meta:document-statistic meta:table-count="0" meta:image-count="0" meta:object-count="0" meta:page-count="1" meta:paragraph-count="4" meta:word-count="36" meta:character-count="205" meta:non-whitespace-character-count="173"/>
  </office:meta>
</office:document-meta>
</file>